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formula="of:=155000/SQRT([.A1]/30)" office:value-type="float" office:value="155000" calcext:value-type="float">
            <text:p>1550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55000/SQRT([.A2]/30)" office:value-type="float" office:value="109601.551083915" calcext:value-type="float">
            <text:p>109601.551083915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55000/SQRT([.A3]/30)" office:value-type="float" office:value="89489.291724392" calcext:value-type="float">
            <text:p>89489.291724392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155000/SQRT([.A4]/30)" office:value-type="float" office:value="77500" calcext:value-type="float">
            <text:p>77500</text:p>
          </table:table-cell>
          <table:table-cell/>
          <table:table-cell table:formula="of:=8000*30" office:value-type="float" office:value="240000" calcext:value-type="float">
            <text:p>2400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55000/SQRT([.A5]/30)" office:value-type="float" office:value="69318.1073024935" calcext:value-type="float">
            <text:p>69318.1073024935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155000/SQRT([.A6]/30)" office:value-type="float" office:value="63278.4850218988" calcext:value-type="float">
            <text:p>63278.4850218988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155000/SQRT([.A7]/30)" office:value-type="float" office:value="58584.4933164302" calcext:value-type="float">
            <text:p>58584.4933164302</text:p>
          </table:table-cell>
          <table:table-cell/>
          <table:table-cell table:formula="of:=12*750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155000/SQRT([.A8]/30)" office:value-type="float" office:value="54800.7755419574" calcext:value-type="float">
            <text:p>54800.7755419574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155000/SQRT([.A9]/30)" office:value-type="float" office:value="51666.6666666667" calcext:value-type="float">
            <text:p>51666.6666666667</text:p>
          </table:table-cell>
          <table:table-cell/>
          <table:table-cell table:formula="of:=[.D4]/[.D7]" office:value-type="float" office:value="26.6666666666667" calcext:value-type="float">
            <text:p>26.666666666666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55000/SQRT([.A10]/30)" office:value-type="float" office:value="49015.3037326099" calcext:value-type="float">
            <text:p>49015.3037326099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155000/SQRT([.A11]/30)" office:value-type="float" office:value="46734.2584095534" calcext:value-type="float">
            <text:p>46734.2584095534</text:p>
          </table:table-cell>
          <table:table-cell/>
          <table:table-cell table:formula="of:=7200/25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155000/SQRT([.A12]/30)" office:value-type="float" office:value="44744.645862196" calcext:value-type="float">
            <text:p>44744.645862196</text:p>
          </table:table-cell>
          <table:table-cell/>
          <table:table-cell table:formula="of:=[.D11]/60"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155000/SQRT([.A13]/30)" office:value-type="float" office:value="42989.2652074553" calcext:value-type="float">
            <text:p>42989.265207455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155000/SQRT([.A14]/30)" office:value-type="float" office:value="41425.4924964258" calcext:value-type="float">
            <text:p>41425.4924964258</text:p>
          </table:table-cell>
          <table:table-cell/>
          <table:table-cell table:formula="of:=[.D12]*20/1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155000/SQRT([.A15]/30)" office:value-type="float" office:value="40020.82791081" calcext:value-type="float">
            <text:p>40020.8279108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155000/SQRT([.A16]/30)" office:value-type="float" office:value="38750" calcext:value-type="float">
            <text:p>38750</text:p>
          </table:table-cell>
          <table:table-cell office:value-type="string" calcext:value-type="string">
            <text:p>Charge time</text:p>
          </table:table-cell>
          <table:table-cell table:formula="of:=10/7*[.D14]" office:value-type="float" office:value="11.4285714285714" calcext:value-type="float">
            <text:p>11.4285714285714</text:p>
          </table:table-cell>
          <table:table-cell office:value-type="string" calcext:value-type="string">
            <text:p>Average Road in UK/Us assuming 2h drive tim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155000/SQRT([.A17]/30)" office:value-type="float" office:value="37593.0218806316" calcext:value-type="float">
            <text:p>37593.0218806316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155000/SQRT([.A18]/30)" office:value-type="float" office:value="36533.850361305" calcext:value-type="float">
            <text:p>36533.850361305</text:p>
          </table:table-cell>
          <table:table-cell/>
          <table:table-cell table:formula="of:=2*2/7*60" office:value-type="float" office:value="34.2857142857143" calcext:value-type="float">
            <text:p>34.2857142857143</text:p>
          </table:table-cell>
          <table:table-cell office:value-type="string" calcext:value-type="string">
            <text:p>Drive time, steep roads, in minutes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155000/SQRT([.A19]/30)" office:value-type="float" office:value="35559.4387499371" calcext:value-type="float">
            <text:p>35559.4387499371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155000/SQRT([.A20]/30)" office:value-type="float" office:value="34659.0536512467" calcext:value-type="float">
            <text:p>34659.0536512467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155000/SQRT([.A21]/30)" office:value-type="float" office:value="33823.7729865788" calcext:value-type="float">
            <text:p>33823.7729865788</text:p>
          </table:table-cell>
          <table:table-cell/>
          <table:table-cell table:formula="of:=9000*20/12"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155000/SQRT([.A22]/30)" office:value-type="float" office:value="33046.1110351196" calcext:value-type="float">
            <text:p>33046.1110351196</text:p>
          </table:table-cell>
          <table:table-cell office:value-type="string" calcext:value-type="string">
            <text:p>Battery </text:p>
          </table:table-cell>
          <table:table-cell table:formula="of:=[.D21]*7200/800000" office:value-type="float" office:value="135" calcext:value-type="float">
            <text:p>135</text:p>
          </table:table-cell>
          <table:table-cell office:value-type="string" calcext:value-type="string">
            <text:p>Kg, no extra cold weather capacity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155000/SQRT([.A23]/30)" office:value-type="float" office:value="32319.7341788466" calcext:value-type="float">
            <text:p>32319.7341788466</text:p>
          </table:table-cell>
          <table:table-cell/>
          <table:table-cell table:formula="of:=[.D22]/0.8" office:value-type="float" office:value="168.75" calcext:value-type="float">
            <text:p>168.75</text:p>
          </table:table-cell>
          <table:table-cell office:value-type="string" calcext:value-type="string">
            <text:p>Kg, with extra cold weather capacity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155000/SQRT([.A24]/30)" office:value-type="float" office:value="31639.2425109494" calcext:value-type="float">
            <text:p>31639.2425109494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155000/SQRT([.A25]/30)" office:value-type="float" office:value="31000" calcext:value-type="float">
            <text:p>31000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155000/SQRT([.A26]/30)" office:value-type="float" office:value="30398.0009464185" calcext:value-type="float">
            <text:p>30398.0009464185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155000/SQRT([.A27]/30)" office:value-type="float" office:value="29829.7639081307" calcext:value-type="float">
            <text:p>29829.7639081307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155000/SQRT([.A28]/30)" office:value-type="float" office:value="29292.2466582151" calcext:value-type="float">
            <text:p>29292.2466582151</text:p>
          </table:table-cell>
          <table:table-cell/>
          <table:table-cell office:value-type="string" calcext:value-type="string">
            <text:p>Compressed Air Hybrid: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155000/SQRT([.A29]/30)" office:value-type="float" office:value="28782.777417443" calcext:value-type="float">
            <text:p>28782.777417443</text:p>
          </table:table-cell>
          <table:table-cell/>
          <table:table-cell office:value-type="string" calcext:value-type="string">
            <text:p>200Kg of air, 100 Usable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155000/SQRT([.A30]/30)" office:value-type="float" office:value="28298.9988044336" calcext:value-type="float">
            <text:p>28298.9988044336</text:p>
          </table:table-cell>
          <table:table-cell/>
          <table:table-cell office:value-type="string" calcext:value-type="string">
            <text:p>Isothermal expansion turbine with heat flowing from 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155000/SQRT([.A31]/30)" office:value-type="float" office:value="27838.8218141501" calcext:value-type="float">
            <text:p>27838.8218141501</text:p>
          </table:table-cell>
          <table:table-cell/>
          <table:table-cell office:value-type="string" calcext:value-type="string">
            <text:p>turbine to air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155000/SQRT([.A32]/30)" office:value-type="float" office:value="27400.3877709787" calcext:value-type="float">
            <text:p>27400.3877709787</text:p>
          </table:table-cell>
          <table:table-cell/>
          <table:table-cell table:formula="of:=(15/30*1000*250)*LN(100)" office:value-type="float" office:value="575646.273248512" calcext:value-type="float">
            <text:p>575646.27324851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155000/SQRT([.A33]/30)" office:value-type="float" office:value="26982.0366731332" calcext:value-type="float">
            <text:p>26982.0366731332</text:p>
          </table:table-cell>
          <table:table-cell/>
          <table:table-cell office:value-type="string" calcext:value-type="string">
            <text:p>Per Kg similar to EV if mass was 400 Kg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155000/SQRT([.A34]/30)" office:value-type="float" office:value="26582.2806970889" calcext:value-type="float">
            <text:p>26582.2806970889</text:p>
          </table:table-cell>
          <table:table-cell/>
          <table:table-cell office:value-type="string" calcext:value-type="string">
            <text:p>That means 2x1.5x1.3 m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155000/SQRT([.A35]/30)" office:value-type="float" office:value="26199.781896584" calcext:value-type="float">
            <text:p>26199.781896584</text:p>
          </table:table-cell>
          <table:table-cell/>
          <table:table-cell office:value-type="string" calcext:value-type="string">
            <text:p>Whole engine section for the tank would be enough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155000/SQRT([.A36]/30)" office:value-type="float" office:value="25833.3333333333" calcext:value-type="float">
            <text:p>25833.3333333333</text:p>
          </table:table-cell>
          <table:table-cell/>
          <table:table-cell office:value-type="string" calcext:value-type="string">
            <text:p>for a “scooby doo car” looking car or both the boot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155000/SQRT([.A37]/30)" office:value-type="float" office:value="25481.8430323304" calcext:value-type="float">
            <text:p>25481.8430323304</text:p>
          </table:table-cell>
          <table:table-cell/>
          <table:table-cell office:value-type="string" calcext:value-type="string">
            <text:p>and the engine compartment of an ordinary car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155000/SQRT([.A38]/30)" office:value-type="float" office:value="25144.3202752682" calcext:value-type="float">
            <text:p>25144.3202752682</text:p>
          </table:table-cell>
          <table:table-cell/>
          <table:table-cell office:value-type="string" calcext:value-type="string">
            <text:p>for equal drive time to EV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155000/SQRT([.A39]/30)" office:value-type="float" office:value="24819.8638397885" calcext:value-type="float">
            <text:p>24819.8638397885</text:p>
          </table:table-cell>
          <table:table-cell/>
          <table:table-cell office:value-type="string" calcext:value-type="string">
            <text:p>The boot is not a necessity as most people go on a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155000/SQRT([.A40]/30)" office:value-type="float" office:value="24507.6518663049" calcext:value-type="float">
            <text:p>24507.6518663049</text:p>
          </table:table-cell>
          <table:table-cell/>
          <table:table-cell office:value-type="string" calcext:value-type="string">
            <text:p>holiday by plane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155000/SQRT([.A41]/30)" office:value-type="float" office:value="24206.9330927339" calcext:value-type="float">
            <text:p>24206.9330927339</text:p>
          </table:table-cell>
          <table:table-cell/>
          <table:table-cell table:formula="of:=200/135" office:value-type="float" office:value="1.48148148148148" calcext:value-type="float">
            <text:p>1.48148148148148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155000/SQRT([.A42]/30)" office:value-type="float" office:value="23917.0192441242" calcext:value-type="float">
            <text:p>23917.0192441242</text:p>
          </table:table-cell>
          <table:table-cell/>
          <table:table-cell table:formula="of:=575/800*[.D41]" office:value-type="float" office:value="1.06481481481481" calcext:value-type="float">
            <text:p>1.06481481481481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155000/SQRT([.A43]/30)" office:value-type="float" office:value="23637.2784015537" calcext:value-type="float">
            <text:p>23637.2784015537</text:p>
          </table:table-cell>
          <table:table-cell/>
          <table:table-cell office:value-type="string" calcext:value-type="string">
            <text:p>And you get 120 HP worth of engine power instead of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155000/SQRT([.A44]/30)" office:value-type="float" office:value="23367.1292047767" calcext:value-type="float">
            <text:p>23367.1292047767</text:p>
          </table:table-cell>
          <table:table-cell/>
          <table:table-cell office:value-type="string" calcext:value-type="string">
            <text:p>200 because of losses of isothermal turbine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155000/SQRT([.A45]/30)" office:value-type="float" office:value="23106.0357674978" calcext:value-type="float">
            <text:p>23106.0357674978</text:p>
          </table:table-cell>
          <table:table-cell table:number-columns-repeated="3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155000/SQRT([.A46]/30)" office:value-type="float" office:value="22853.5032040091" calcext:value-type="float">
            <text:p>22853.5032040091</text:p>
          </table:table-cell>
          <table:table-cell table:number-columns-repeated="3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155000/SQRT([.A47]/30)" office:value-type="float" office:value="22609.0736821737" calcext:value-type="float">
            <text:p>22609.0736821737</text:p>
          </table:table-cell>
          <table:table-cell table:number-columns-repeated="3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155000/SQRT([.A48]/30)" office:value-type="float" office:value="22372.322931098" calcext:value-type="float">
            <text:p>22372.322931098</text:p>
          </table:table-cell>
          <table:table-cell table:number-columns-repeated="3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155000/SQRT([.A49]/30)" office:value-type="float" office:value="22142.8571428571" calcext:value-type="float">
            <text:p>22142.8571428571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155000/SQRT([.A50]/30)" office:value-type="float" office:value="21920.310216783" calcext:value-type="float">
            <text:p>21920.310216783</text:p>
          </table:table-cell>
          <table:table-cell table:number-columns-repeated="3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formula="of:=155000/SQRT([.A51]/30)" office:value-type="float" office:value="21704.3413024341" calcext:value-type="float">
            <text:p>21704.3413024341</text:p>
          </table:table-cell>
          <table:table-cell table:number-columns-repeated="3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155000/SQRT([.A52]/30)" office:value-type="float" office:value="21494.6326037276" calcext:value-type="float">
            <text:p>21494.6326037276</text:p>
          </table:table-cell>
          <table:table-cell table:number-columns-repeated="3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formula="of:=155000/SQRT([.A53]/30)" office:value-type="float" office:value="21290.8874120468" calcext:value-type="float">
            <text:p>21290.8874120468</text:p>
          </table:table-cell>
          <table:table-cell table:number-columns-repeated="3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formula="of:=155000/SQRT([.A54]/30)" office:value-type="float" office:value="21092.8283406329" calcext:value-type="float">
            <text:p>21092.8283406329</text:p>
          </table:table-cell>
          <table:table-cell table:number-columns-repeated="3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155000/SQRT([.A55]/30)" office:value-type="float" office:value="20900.1957363605" calcext:value-type="float">
            <text:p>20900.1957363605</text:p>
          </table:table-cell>
          <table:table-cell table:number-columns-repeated="3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155000/SQRT([.A56]/30)" office:value-type="float" office:value="20712.7462482129" calcext:value-type="float">
            <text:p>20712.7462482129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formula="of:=155000/SQRT([.A57]/30)" office:value-type="float" office:value="20530.2515345082" calcext:value-type="float">
            <text:p>20530.2515345082</text:p>
          </table:table-cell>
          <table:table-cell table:number-columns-repeated="3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formula="of:=155000/SQRT([.A58]/30)" office:value-type="float" office:value="20352.497093257" calcext:value-type="float">
            <text:p>20352.497093257</text:p>
          </table:table-cell>
          <table:table-cell table:number-columns-repeated="3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155000/SQRT([.A59]/30)" office:value-type="float" office:value="20179.2812020277" calcext:value-type="float">
            <text:p>20179.2812020277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155000/SQRT([.A60]/30)" office:value-type="float" office:value="20010.413955405" calcext:value-type="float">
            <text:p>20010.413955405</text:p>
          </table:table-cell>
          <table:table-cell table:number-columns-repeated="3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155000/SQRT([.A61]/30)" office:value-type="float" office:value="19845.7163895989" calcext:value-type="float">
            <text:p>19845.7163895989</text:p>
          </table:table-cell>
          <table:table-cell table:number-columns-repeated="3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155000/SQRT([.A62]/30)" office:value-type="float" office:value="19685.0196850295" calcext:value-type="float">
            <text:p>19685.0196850295</text:p>
          </table:table-cell>
          <table:table-cell table:number-columns-repeated="3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155000/SQRT([.A63]/30)" office:value-type="float" office:value="19528.1644388101" calcext:value-type="float">
            <text:p>19528.1644388101</text:p>
          </table:table-cell>
          <table:table-cell table:number-columns-repeated="3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155000/SQRT([.A64]/30)" office:value-type="float" office:value="19375" calcext:value-type="float">
            <text:p>19375</text:p>
          </table:table-cell>
          <table:table-cell table:number-columns-repeated="3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155000/SQRT([.A65]/30)" office:value-type="float" office:value="19225.3838613273" calcext:value-type="float">
            <text:p>19225.3838613273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155000/SQRT([.A66]/30)" office:value-type="float" office:value="19079.1811017966" calcext:value-type="float">
            <text:p>19079.1811017966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155000/SQRT([.A67]/30)" office:value-type="float" office:value="18936.2638752273" calcext:value-type="float">
            <text:p>18936.2638752273</text:p>
          </table:table-cell>
          <table:table-cell table:number-columns-repeated="3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155000/SQRT([.A68]/30)" office:value-type="float" office:value="18796.5109403158" calcext:value-type="float">
            <text:p>18796.5109403158</text:p>
          </table:table-cell>
          <table:table-cell table:number-columns-repeated="3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155000/SQRT([.A69]/30)" office:value-type="float" office:value="18659.8072282942" calcext:value-type="float">
            <text:p>18659.8072282942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155000/SQRT([.A70]/30)" office:value-type="float" office:value="18526.0434446831" calcext:value-type="float">
            <text:p>18526.0434446831</text:p>
          </table:table-cell>
          <table:table-cell table:number-columns-repeated="3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formula="of:=155000/SQRT([.A71]/30)" office:value-type="float" office:value="18395.1157020047" calcext:value-type="float">
            <text:p>18395.1157020047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formula="of:=155000/SQRT([.A72]/30)" office:value-type="float" office:value="18266.9251806525" calcext:value-type="float">
            <text:p>18266.9251806525</text:p>
          </table:table-cell>
          <table:table-cell table:number-columns-repeated="3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formula="of:=155000/SQRT([.A73]/30)" office:value-type="float" office:value="18141.3778154002" calcext:value-type="float">
            <text:p>18141.3778154002</text:p>
          </table:table-cell>
          <table:table-cell table:number-columns-repeated="3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155000/SQRT([.A74]/30)" office:value-type="float" office:value="18018.384005292" calcext:value-type="float">
            <text:p>18018.384005292</text:p>
          </table:table-cell>
          <table:table-cell table:number-columns-repeated="3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155000/SQRT([.A75]/30)" office:value-type="float" office:value="17897.8583448784" calcext:value-type="float">
            <text:p>17897.8583448784</text:p>
          </table:table-cell>
          <table:table-cell table:number-columns-repeated="3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formula="of:=155000/SQRT([.A76]/30)" office:value-type="float" office:value="17779.7193749685" calcext:value-type="float">
            <text:p>17779.7193749685</text:p>
          </table:table-cell>
          <table:table-cell table:number-columns-repeated="3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155000/SQRT([.A77]/30)" office:value-type="float" office:value="17663.8893512439" calcext:value-type="float">
            <text:p>17663.8893512439</text:p>
          </table:table-cell>
          <table:table-cell table:number-columns-repeated="3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formula="of:=155000/SQRT([.A78]/30)" office:value-type="float" office:value="17550.2940292412" calcext:value-type="float">
            <text:p>17550.2940292412</text:p>
          </table:table-cell>
          <table:table-cell table:number-columns-repeated="3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155000/SQRT([.A79]/30)" office:value-type="float" office:value="17438.8624643534" calcext:value-type="float">
            <text:p>17438.8624643534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155000/SQRT([.A80]/30)" office:value-type="float" office:value="17329.5268256234" calcext:value-type="float">
            <text:p>17329.5268256234</text:p>
          </table:table-cell>
          <table:table-cell table:number-columns-repeated="3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formula="of:=155000/SQRT([.A81]/30)" office:value-type="float" office:value="17222.2222222222" calcext:value-type="float">
            <text:p>17222.2222222222</text:p>
          </table:table-cell>
          <table:table-cell table:number-columns-repeated="3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formula="of:=155000/SQRT([.A82]/30)" office:value-type="float" office:value="17116.8865416012" calcext:value-type="float">
            <text:p>17116.8865416012</text:p>
          </table:table-cell>
          <table:table-cell table:number-columns-repeated="3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155000/SQRT([.A83]/30)" office:value-type="float" office:value="17013.460298402" calcext:value-type="float">
            <text:p>17013.460298402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formula="of:=155000/SQRT([.A84]/30)" office:value-type="float" office:value="16911.8864932894" calcext:value-type="float">
            <text:p>16911.8864932894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155000/SQRT([.A85]/30)" office:value-type="float" office:value="16812.1104809459" calcext:value-type="float">
            <text:p>16812.1104809459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155000/SQRT([.A86]/30)" office:value-type="float" office:value="16714.079846533" calcext:value-type="float">
            <text:p>16714.079846533</text:p>
          </table:table-cell>
          <table:table-cell table:number-columns-repeated="3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155000/SQRT([.A87]/30)" office:value-type="float" office:value="16617.7442899858" calcext:value-type="float">
            <text:p>16617.7442899858</text:p>
          </table:table-cell>
          <table:table-cell table:number-columns-repeated="3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155000/SQRT([.A88]/30)" office:value-type="float" office:value="16523.0555175598" calcext:value-type="float">
            <text:p>16523.0555175598</text:p>
          </table:table-cell>
          <table:table-cell table:number-columns-repeated="3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formula="of:=155000/SQRT([.A89]/30)" office:value-type="float" office:value="16429.9671400986" calcext:value-type="float">
            <text:p>16429.9671400986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155000/SQRT([.A90]/30)" office:value-type="float" office:value="16338.4345775366" calcext:value-type="float">
            <text:p>16338.4345775366</text:p>
          </table:table-cell>
          <table:table-cell table:number-columns-repeated="3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155000/SQRT([.A91]/30)" office:value-type="float" office:value="16248.4149691897" calcext:value-type="float">
            <text:p>16248.4149691897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formula="of:=155000/SQRT([.A92]/30)" office:value-type="float" office:value="16159.8670894233" calcext:value-type="float">
            <text:p>16159.8670894233</text:p>
          </table:table-cell>
          <table:table-cell table:number-columns-repeated="3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155000/SQRT([.A93]/30)" office:value-type="float" office:value="16072.7512683216" calcext:value-type="float">
            <text:p>16072.7512683216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formula="of:=155000/SQRT([.A94]/30)" office:value-type="float" office:value="15987.0293170113" calcext:value-type="float">
            <text:p>15987.0293170113</text:p>
          </table:table-cell>
          <table:table-cell table:number-columns-repeated="3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155000/SQRT([.A95]/30)" office:value-type="float" office:value="15902.6644573199" calcext:value-type="float">
            <text:p>15902.6644573199</text:p>
          </table:table-cell>
          <table:table-cell table:number-columns-repeated="3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formula="of:=155000/SQRT([.A96]/30)" office:value-type="float" office:value="15819.6212554747" calcext:value-type="float">
            <text:p>15819.6212554747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formula="of:=155000/SQRT([.A97]/30)" office:value-type="float" office:value="15737.8655595711" calcext:value-type="float">
            <text:p>15737.8655595711</text:p>
          </table:table-cell>
          <table:table-cell table:number-columns-repeated="3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155000/SQRT([.A98]/30)" office:value-type="float" office:value="15657.3644405593" calcext:value-type="float">
            <text:p>15657.3644405593</text:p>
          </table:table-cell>
          <table:table-cell table:number-columns-repeated="3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155000/SQRT([.A99]/30)" office:value-type="float" office:value="15578.0861365178" calcext:value-type="float">
            <text:p>15578.0861365178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155000/SQRT([.A100]/30)" office:value-type="float" office:value="15500" calcext:value-type="float">
            <text:p>15500</text:p>
          </table:table-cell>
          <table:table-cell table:number-columns-repeated="3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formula="of:=155000/SQRT([.A101]/30)" office:value-type="float" office:value="15423.0764482548" calcext:value-type="float">
            <text:p>15423.0764482548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155000/SQRT([.A102]/30)" office:value-type="float" office:value="15347.2869161385" calcext:value-type="float">
            <text:p>15347.2869161385</text:p>
          </table:table-cell>
          <table:table-cell table:number-columns-repeated="3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formula="of:=155000/SQRT([.A103]/30)" office:value-type="float" office:value="15272.6038115465" calcext:value-type="float">
            <text:p>15272.6038115465</text:p>
          </table:table-cell>
          <table:table-cell table:number-columns-repeated="3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155000/SQRT([.A104]/30)" office:value-type="float" office:value="15199.0004732093" calcext:value-type="float">
            <text:p>15199.0004732093</text:p>
          </table:table-cell>
          <table:table-cell table:number-columns-repeated="3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155000/SQRT([.A105]/30)" office:value-type="float" office:value="15126.4511307023" calcext:value-type="float">
            <text:p>15126.4511307023</text:p>
          </table:table-cell>
          <table:table-cell table:number-columns-repeated="3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155000/SQRT([.A106]/30)" office:value-type="float" office:value="15054.9308665376" calcext:value-type="float">
            <text:p>15054.9308665376</text:p>
          </table:table-cell>
          <table:table-cell table:number-columns-repeated="3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formula="of:=155000/SQRT([.A107]/30)" office:value-type="float" office:value="14984.4155802078" calcext:value-type="float">
            <text:p>14984.4155802078</text:p>
          </table:table-cell>
          <table:table-cell table:number-columns-repeated="3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155000/SQRT([.A108]/30)" office:value-type="float" office:value="14914.8819540653" calcext:value-type="float">
            <text:p>14914.8819540653</text:p>
          </table:table-cell>
          <table:table-cell table:number-columns-repeated="3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formula="of:=155000/SQRT([.A109]/30)" office:value-type="float" office:value="14846.3074209278" calcext:value-type="float">
            <text:p>14846.3074209278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155000/SQRT([.A110]/30)" office:value-type="float" office:value="14778.6701333067" calcext:value-type="float">
            <text:p>14778.6701333067</text:p>
          </table:table-cell>
          <table:table-cell table:number-columns-repeated="3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155000/SQRT([.A111]/30)" office:value-type="float" office:value="14711.9489341637" calcext:value-type="float">
            <text:p>14711.9489341637</text:p>
          </table:table-cell>
          <table:table-cell table:number-columns-repeated="3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155000/SQRT([.A112]/30)" office:value-type="float" office:value="14646.1233291076" calcext:value-type="float">
            <text:p>14646.1233291076</text:p>
          </table:table-cell>
          <table:table-cell table:number-columns-repeated="3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155000/SQRT([.A113]/30)" office:value-type="float" office:value="14581.1734599458" calcext:value-type="float">
            <text:p>14581.1734599458</text:p>
          </table:table-cell>
          <table:table-cell table:number-columns-repeated="3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155000/SQRT([.A114]/30)" office:value-type="float" office:value="14517.0800795163" calcext:value-type="float">
            <text:p>14517.0800795163</text:p>
          </table:table-cell>
          <table:table-cell table:number-columns-repeated="3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formula="of:=155000/SQRT([.A115]/30)" office:value-type="float" office:value="14453.8245277249" calcext:value-type="float">
            <text:p>14453.8245277249</text:p>
          </table:table-cell>
          <table:table-cell table:number-columns-repeated="3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155000/SQRT([.A116]/30)" office:value-type="float" office:value="14391.3887087215" calcext:value-type="float">
            <text:p>14391.3887087215</text:p>
          </table:table-cell>
          <table:table-cell table:number-columns-repeated="3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155000/SQRT([.A117]/30)" office:value-type="float" office:value="14329.7550691518" calcext:value-type="float">
            <text:p>14329.7550691518</text:p>
          </table:table-cell>
          <table:table-cell table:number-columns-repeated="3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155000/SQRT([.A118]/30)" office:value-type="float" office:value="14268.906577424" calcext:value-type="float">
            <text:p>14268.906577424</text:p>
          </table:table-cell>
          <table:table-cell table:number-columns-repeated="3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155000/SQRT([.A119]/30)" office:value-type="float" office:value="14208.8267039373" calcext:value-type="float">
            <text:p>14208.8267039373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155000/SQRT([.A120]/30)" office:value-type="float" office:value="14149.4994022168" calcext:value-type="float">
            <text:p>14149.4994022168</text:p>
          </table:table-cell>
          <table:table-cell table:number-columns-repeated="3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155000/SQRT([.A121]/30)" office:value-type="float" office:value="14090.9090909091" calcext:value-type="float">
            <text:p>14090.9090909091</text:p>
          </table:table-cell>
          <table:table-cell table:number-columns-repeated="3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formula="of:=155000/SQRT([.A122]/30)" office:value-type="float" office:value="14033.0406365904" calcext:value-type="float">
            <text:p>14033.0406365904</text:p>
          </table:table-cell>
          <table:table-cell table:number-columns-repeated="3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formula="of:=155000/SQRT([.A123]/30)" office:value-type="float" office:value="13975.8793373452" calcext:value-type="float">
            <text:p>13975.8793373452</text:p>
          </table:table-cell>
          <table:table-cell table:number-columns-repeated="3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155000/SQRT([.A124]/30)" office:value-type="float" office:value="13919.4109070751" calcext:value-type="float">
            <text:p>13919.4109070751</text:p>
          </table:table-cell>
          <table:table-cell table:number-columns-repeated="3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155000/SQRT([.A125]/30)" office:value-type="float" office:value="13863.6214604987" calcext:value-type="float">
            <text:p>13863.6214604987</text:p>
          </table:table-cell>
          <table:table-cell table:number-columns-repeated="3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formula="of:=155000/SQRT([.A126]/30)" office:value-type="float" office:value="13808.4974988086" calcext:value-type="float">
            <text:p>13808.4974988086</text:p>
          </table:table-cell>
          <table:table-cell table:number-columns-repeated="3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155000/SQRT([.A127]/30)" office:value-type="float" office:value="13754.0258959498" calcext:value-type="float">
            <text:p>13754.0258959498</text:p>
          </table:table-cell>
          <table:table-cell table:number-columns-repeated="3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formula="of:=155000/SQRT([.A128]/30)" office:value-type="float" office:value="13700.1938854894" calcext:value-type="float">
            <text:p>13700.1938854894</text:p>
          </table:table-cell>
          <table:table-cell table:number-columns-repeated="3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155000/SQRT([.A129]/30)" office:value-type="float" office:value="13646.9890480472" calcext:value-type="float">
            <text:p>13646.9890480472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155000/SQRT([.A130]/30)" office:value-type="float" office:value="13594.399299259" calcext:value-type="float">
            <text:p>13594.399299259</text:p>
          </table:table-cell>
          <table:table-cell table:number-columns-repeated="3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formula="of:=155000/SQRT([.A131]/30)" office:value-type="float" office:value="13542.4128782461" calcext:value-type="float">
            <text:p>13542.4128782461</text:p>
          </table:table-cell>
          <table:table-cell table:number-columns-repeated="3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155000/SQRT([.A132]/30)" office:value-type="float" office:value="13491.0183365666" calcext:value-type="float">
            <text:p>13491.0183365666</text:p>
          </table:table-cell>
          <table:table-cell table:number-columns-repeated="3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155000/SQRT([.A133]/30)" office:value-type="float" office:value="13440.2045276239" calcext:value-type="float">
            <text:p>13440.2045276239</text:p>
          </table:table-cell>
          <table:table-cell table:number-columns-repeated="3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155000/SQRT([.A134]/30)" office:value-type="float" office:value="13389.9605965111" calcext:value-type="float">
            <text:p>13389.9605965111</text:p>
          </table:table-cell>
          <table:table-cell table:number-columns-repeated="3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155000/SQRT([.A135]/30)" office:value-type="float" office:value="13340.27597027" calcext:value-type="float">
            <text:p>13340.27597027</text:p>
          </table:table-cell>
          <table:table-cell table:number-columns-repeated="3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formula="of:=155000/SQRT([.A136]/30)" office:value-type="float" office:value="13291.1403485444" calcext:value-type="float">
            <text:p>13291.1403485444</text:p>
          </table:table-cell>
          <table:table-cell table:number-columns-repeated="3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formula="of:=155000/SQRT([.A137]/30)" office:value-type="float" office:value="13242.5436946098" calcext:value-type="float">
            <text:p>13242.5436946098</text:p>
          </table:table-cell>
          <table:table-cell table:number-columns-repeated="3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formula="of:=155000/SQRT([.A138]/30)" office:value-type="float" office:value="13194.4762267606" calcext:value-type="float">
            <text:p>13194.4762267606</text:p>
          </table:table-cell>
          <table:table-cell table:number-columns-repeated="3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155000/SQRT([.A139]/30)" office:value-type="float" office:value="13146.9284100396" calcext:value-type="float">
            <text:p>13146.9284100396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155000/SQRT([.A140]/30)" office:value-type="float" office:value="13099.890948292" calcext:value-type="float">
            <text:p>13099.890948292</text:p>
          </table:table-cell>
          <table:table-cell table:number-columns-repeated="3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formula="of:=155000/SQRT([.A141]/30)" office:value-type="float" office:value="13053.354776531" calcext:value-type="float">
            <text:p>13053.354776531</text:p>
          </table:table-cell>
          <table:table-cell table:number-columns-repeated="3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formula="of:=155000/SQRT([.A142]/30)" office:value-type="float" office:value="13007.3110535987" calcext:value-type="float">
            <text:p>13007.3110535987</text:p>
          </table:table-cell>
          <table:table-cell table:number-columns-repeated="3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formula="of:=155000/SQRT([.A143]/30)" office:value-type="float" office:value="12961.7511551099" calcext:value-type="float">
            <text:p>12961.7511551099</text:p>
          </table:table-cell>
          <table:table-cell table:number-columns-repeated="3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155000/SQRT([.A144]/30)" office:value-type="float" office:value="12916.6666666667" calcext:value-type="float">
            <text:p>12916.6666666667</text:p>
          </table:table-cell>
          <table:table-cell table:number-columns-repeated="3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formula="of:=155000/SQRT([.A145]/30)" office:value-type="float" office:value="12872.0493773297" calcext:value-type="float">
            <text:p>12872.0493773297</text:p>
          </table:table-cell>
          <table:table-cell table:number-columns-repeated="3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formula="of:=155000/SQRT([.A146]/30)" office:value-type="float" office:value="12827.8912733367" calcext:value-type="float">
            <text:p>12827.8912733367</text:p>
          </table:table-cell>
          <table:table-cell table:number-columns-repeated="3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formula="of:=155000/SQRT([.A147]/30)" office:value-type="float" office:value="12784.184532056" calcext:value-type="float">
            <text:p>12784.184532056</text:p>
          </table:table-cell>
          <table:table-cell table:number-columns-repeated="3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formula="of:=155000/SQRT([.A148]/30)" office:value-type="float" office:value="12740.9215161652" calcext:value-type="float">
            <text:p>12740.9215161652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formula="of:=155000/SQRT([.A149]/30)" office:value-type="float" office:value="12698.0947680451" calcext:value-type="float">
            <text:p>12698.0947680451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155000/SQRT([.A150]/30)" office:value-type="float" office:value="12655.6970043798" calcext:value-type="float">
            <text:p>12655.6970043798</text:p>
          </table:table-cell>
          <table:table-cell table:number-columns-repeated="3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formula="of:=155000/SQRT([.A151]/30)" office:value-type="float" office:value="12613.721110953" calcext:value-type="float">
            <text:p>12613.721110953</text:p>
          </table:table-cell>
          <table:table-cell table:number-columns-repeated="3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formula="of:=155000/SQRT([.A152]/30)" office:value-type="float" office:value="12572.1601376341" calcext:value-type="float">
            <text:p>12572.1601376341</text:p>
          </table:table-cell>
          <table:table-cell table:number-columns-repeated="3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formula="of:=155000/SQRT([.A153]/30)" office:value-type="float" office:value="12531.0072935439" calcext:value-type="float">
            <text:p>12531.0072935439</text:p>
          </table:table-cell>
          <table:table-cell table:number-columns-repeated="3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formula="of:=155000/SQRT([.A154]/30)" office:value-type="float" office:value="12490.2559423934" calcext:value-type="float">
            <text:p>12490.2559423934</text:p>
          </table:table-cell>
          <table:table-cell table:number-columns-repeated="3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formula="of:=155000/SQRT([.A155]/30)" office:value-type="float" office:value="12449.8995979887" calcext:value-type="float">
            <text:p>12449.8995979887</text:p>
          </table:table-cell>
          <table:table-cell table:number-columns-repeated="3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formula="of:=155000/SQRT([.A156]/30)" office:value-type="float" office:value="12409.9319198943" calcext:value-type="float">
            <text:p>12409.9319198943</text:p>
          </table:table-cell>
          <table:table-cell table:number-columns-repeated="3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formula="of:=155000/SQRT([.A157]/30)" office:value-type="float" office:value="12370.3467092481" calcext:value-type="float">
            <text:p>12370.3467092481</text:p>
          </table:table-cell>
          <table:table-cell table:number-columns-repeated="3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formula="of:=155000/SQRT([.A158]/30)" office:value-type="float" office:value="12331.1379047238" calcext:value-type="float">
            <text:p>12331.1379047238</text:p>
          </table:table-cell>
          <table:table-cell table:number-columns-repeated="3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formula="of:=155000/SQRT([.A159]/30)" office:value-type="float" office:value="12292.2995786312" calcext:value-type="float">
            <text:p>12292.2995786312</text:p>
          </table:table-cell>
          <table:table-cell table:number-columns-repeated="3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155000/SQRT([.A160]/30)" office:value-type="float" office:value="12253.8259331525" calcext:value-type="float">
            <text:p>12253.8259331525</text:p>
          </table:table-cell>
          <table:table-cell table:number-columns-repeated="3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formula="of:=155000/SQRT([.A161]/30)" office:value-type="float" office:value="12215.7112967061" calcext:value-type="float">
            <text:p>12215.7112967061</text:p>
          </table:table-cell>
          <table:table-cell table:number-columns-repeated="3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formula="of:=155000/SQRT([.A162]/30)" office:value-type="float" office:value="12177.950120435" calcext:value-type="float">
            <text:p>12177.950120435</text:p>
          </table:table-cell>
          <table:table-cell table:number-columns-repeated="3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formula="of:=155000/SQRT([.A163]/30)" office:value-type="float" office:value="12140.5369748133" calcext:value-type="float">
            <text:p>12140.5369748133</text:p>
          </table:table-cell>
          <table:table-cell table:number-columns-repeated="3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155000/SQRT([.A164]/30)" office:value-type="float" office:value="12103.466546367" calcext:value-type="float">
            <text:p>12103.466546367</text:p>
          </table:table-cell>
          <table:table-cell table:number-columns-repeated="3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formula="of:=155000/SQRT([.A165]/30)" office:value-type="float" office:value="12066.7336345036" calcext:value-type="float">
            <text:p>12066.7336345036</text:p>
          </table:table-cell>
          <table:table-cell table:number-columns-repeated="3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formula="of:=155000/SQRT([.A166]/30)" office:value-type="float" office:value="12030.3331484482" calcext:value-type="float">
            <text:p>12030.3331484482</text:p>
          </table:table-cell>
          <table:table-cell table:number-columns-repeated="3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155000/SQRT([.A167]/30)" office:value-type="float" office:value="11994.2601042791" calcext:value-type="float">
            <text:p>11994.2601042791</text:p>
          </table:table-cell>
          <table:table-cell table:number-columns-repeated="3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formula="of:=155000/SQRT([.A168]/30)" office:value-type="float" office:value="11958.5096220621" calcext:value-type="float">
            <text:p>11958.5096220621</text:p>
          </table:table-cell>
          <table:table-cell table:number-columns-repeated="3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formula="of:=155000/SQRT([.A169]/30)" office:value-type="float" office:value="11923.0769230769" calcext:value-type="float">
            <text:p>11923.0769230769</text:p>
          </table:table-cell>
          <table:table-cell table:number-columns-repeated="3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155000/SQRT([.A170]/30)" office:value-type="float" office:value="11887.9573271342" calcext:value-type="float">
            <text:p>11887.9573271342</text:p>
          </table:table-cell>
          <table:table-cell table:number-columns-repeated="3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155000/SQRT([.A171]/30)" office:value-type="float" office:value="11853.146249979" calcext:value-type="float">
            <text:p>11853.146249979</text:p>
          </table:table-cell>
          <table:table-cell table:number-columns-repeated="3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formula="of:=155000/SQRT([.A172]/30)" office:value-type="float" office:value="11818.6392007769" calcext:value-type="float">
            <text:p>11818.6392007769</text:p>
          </table:table-cell>
          <table:table-cell table:number-columns-repeated="3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formula="of:=155000/SQRT([.A173]/30)" office:value-type="float" office:value="11784.4317796804" calcext:value-type="float">
            <text:p>11784.4317796804</text:p>
          </table:table-cell>
          <table:table-cell table:number-columns-repeated="3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formula="of:=155000/SQRT([.A174]/30)" office:value-type="float" office:value="11750.519675473" calcext:value-type="float">
            <text:p>11750.519675473</text:p>
          </table:table-cell>
          <table:table-cell table:number-columns-repeated="3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formula="of:=155000/SQRT([.A175]/30)" office:value-type="float" office:value="11716.898663286" calcext:value-type="float">
            <text:p>11716.898663286</text:p>
          </table:table-cell>
          <table:table-cell table:number-columns-repeated="3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formula="of:=155000/SQRT([.A176]/30)" office:value-type="float" office:value="11683.5646023883" calcext:value-type="float">
            <text:p>11683.5646023883</text:p>
          </table:table-cell>
          <table:table-cell table:number-columns-repeated="3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formula="of:=155000/SQRT([.A177]/30)" office:value-type="float" office:value="11650.5134340438" calcext:value-type="float">
            <text:p>11650.5134340438</text:p>
          </table:table-cell>
          <table:table-cell table:number-columns-repeated="3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formula="of:=155000/SQRT([.A178]/30)" office:value-type="float" office:value="11617.7411794359" calcext:value-type="float">
            <text:p>11617.7411794359</text:p>
          </table:table-cell>
          <table:table-cell table:number-columns-repeated="3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formula="of:=155000/SQRT([.A179]/30)" office:value-type="float" office:value="11585.243937655" calcext:value-type="float">
            <text:p>11585.243937655</text:p>
          </table:table-cell>
          <table:table-cell table:number-columns-repeated="3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formula="of:=155000/SQRT([.A180]/30)" office:value-type="float" office:value="11553.0178837489" calcext:value-type="float">
            <text:p>11553.0178837489</text:p>
          </table:table-cell>
          <table:table-cell table:number-columns-repeated="3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formula="of:=155000/SQRT([.A181]/30)" office:value-type="float" office:value="11521.0592668311" calcext:value-type="float">
            <text:p>11521.0592668311</text:p>
          </table:table-cell>
          <table:table-cell table:number-columns-repeated="3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formula="of:=155000/SQRT([.A182]/30)" office:value-type="float" office:value="11489.3644082471" calcext:value-type="float">
            <text:p>11489.3644082471</text:p>
          </table:table-cell>
          <table:table-cell table:number-columns-repeated="3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formula="of:=155000/SQRT([.A183]/30)" office:value-type="float" office:value="11457.9296997959" calcext:value-type="float">
            <text:p>11457.9296997959</text:p>
          </table:table-cell>
          <table:table-cell table:number-columns-repeated="3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155000/SQRT([.A184]/30)" office:value-type="float" office:value="11426.7516020045" calcext:value-type="float">
            <text:p>11426.7516020045</text:p>
          </table:table-cell>
          <table:table-cell table:number-columns-repeated="3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155000/SQRT([.A185]/30)" office:value-type="float" office:value="11395.826642454" calcext:value-type="float">
            <text:p>11395.826642454</text:p>
          </table:table-cell>
          <table:table-cell table:number-columns-repeated="3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formula="of:=155000/SQRT([.A186]/30)" office:value-type="float" office:value="11365.1514141549" calcext:value-type="float">
            <text:p>11365.1514141549</text:p>
          </table:table-cell>
          <table:table-cell table:number-columns-repeated="3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formula="of:=155000/SQRT([.A187]/30)" office:value-type="float" office:value="11334.7225739705" calcext:value-type="float">
            <text:p>11334.7225739705</text:p>
          </table:table-cell>
          <table:table-cell table:number-columns-repeated="3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formula="of:=155000/SQRT([.A188]/30)" office:value-type="float" office:value="11304.5368410868" calcext:value-type="float">
            <text:p>11304.5368410868</text:p>
          </table:table-cell>
          <table:table-cell table:number-columns-repeated="3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155000/SQRT([.A189]/30)" office:value-type="float" office:value="11274.5909955263" calcext:value-type="float">
            <text:p>11274.5909955263</text:p>
          </table:table-cell>
          <table:table-cell table:number-columns-repeated="3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formula="of:=155000/SQRT([.A190]/30)" office:value-type="float" office:value="11244.8818767052" calcext:value-type="float">
            <text:p>11244.8818767052</text:p>
          </table:table-cell>
          <table:table-cell table:number-columns-repeated="3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formula="of:=155000/SQRT([.A191]/30)" office:value-type="float" office:value="11215.4063820325" calcext:value-type="float">
            <text:p>11215.4063820325</text:p>
          </table:table-cell>
          <table:table-cell table:number-columns-repeated="3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formula="of:=155000/SQRT([.A192]/30)" office:value-type="float" office:value="11186.161465549" calcext:value-type="float">
            <text:p>11186.161465549</text:p>
          </table:table-cell>
          <table:table-cell table:number-columns-repeated="3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formula="of:=155000/SQRT([.A193]/30)" office:value-type="float" office:value="11157.1441366048" calcext:value-type="float">
            <text:p>11157.1441366048</text:p>
          </table:table-cell>
          <table:table-cell table:number-columns-repeated="3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formula="of:=155000/SQRT([.A194]/30)" office:value-type="float" office:value="11128.3514585749" calcext:value-type="float">
            <text:p>11128.3514585749</text:p>
          </table:table-cell>
          <table:table-cell table:number-columns-repeated="3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formula="of:=155000/SQRT([.A195]/30)" office:value-type="float" office:value="11099.7805476112" calcext:value-type="float">
            <text:p>11099.7805476112</text:p>
          </table:table-cell>
          <table:table-cell table:number-columns-repeated="3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formula="of:=155000/SQRT([.A196]/30)" office:value-type="float" office:value="11071.4285714286" calcext:value-type="float">
            <text:p>11071.4285714286</text:p>
          </table:table-cell>
          <table:table-cell table:number-columns-repeated="3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formula="of:=155000/SQRT([.A197]/30)" office:value-type="float" office:value="11043.292748126" calcext:value-type="float">
            <text:p>11043.292748126</text:p>
          </table:table-cell>
          <table:table-cell table:number-columns-repeated="3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formula="of:=155000/SQRT([.A198]/30)" office:value-type="float" office:value="11015.3703450399" calcext:value-type="float">
            <text:p>11015.3703450399</text:p>
          </table:table-cell>
          <table:table-cell table:number-columns-repeated="3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formula="of:=155000/SQRT([.A199]/30)" office:value-type="float" office:value="10987.6586776292" calcext:value-type="float">
            <text:p>10987.6586776292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155000/SQRT([.A200]/30)" office:value-type="float" office:value="10960.1551083915" calcext:value-type="float">
            <text:p>10960.1551083915</text:p>
          </table:table-cell>
          <table:table-cell table:number-columns-repeated="3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formula="of:=155000/SQRT([.A201]/30)" office:value-type="float" office:value="10932.8570458083" calcext:value-type="float">
            <text:p>10932.8570458083</text:p>
          </table:table-cell>
          <table:table-cell table:number-columns-repeated="3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formula="of:=155000/SQRT([.A202]/30)" office:value-type="float" office:value="10905.7619433195" calcext:value-type="float">
            <text:p>10905.7619433195</text:p>
          </table:table-cell>
          <table:table-cell table:number-columns-repeated="3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formula="of:=155000/SQRT([.A203]/30)" office:value-type="float" office:value="10878.8672983257" calcext:value-type="float">
            <text:p>10878.8672983257</text:p>
          </table:table-cell>
          <table:table-cell table:number-columns-repeated="3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formula="of:=155000/SQRT([.A204]/30)" office:value-type="float" office:value="10852.1706512171" calcext:value-type="float">
            <text:p>10852.1706512171</text:p>
          </table:table-cell>
          <table:table-cell table:number-columns-repeated="3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formula="of:=155000/SQRT([.A205]/30)" office:value-type="float" office:value="10825.6695844285" calcext:value-type="float">
            <text:p>10825.6695844285</text:p>
          </table:table-cell>
          <table:table-cell table:number-columns-repeated="3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formula="of:=155000/SQRT([.A206]/30)" office:value-type="float" office:value="10799.3617215201" calcext:value-type="float">
            <text:p>10799.3617215201</text:p>
          </table:table-cell>
          <table:table-cell table:number-columns-repeated="3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formula="of:=155000/SQRT([.A207]/30)" office:value-type="float" office:value="10773.2447262822" calcext:value-type="float">
            <text:p>10773.2447262822</text:p>
          </table:table-cell>
          <table:table-cell table:number-columns-repeated="3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formula="of:=155000/SQRT([.A208]/30)" office:value-type="float" office:value="10747.3163018638" calcext:value-type="float">
            <text:p>10747.3163018638</text:p>
          </table:table-cell>
          <table:table-cell table:number-columns-repeated="3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155000/SQRT([.A209]/30)" office:value-type="float" office:value="10721.5741899242" calcext:value-type="float">
            <text:p>10721.5741899242</text:p>
          </table:table-cell>
          <table:table-cell table:number-columns-repeated="3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formula="of:=155000/SQRT([.A210]/30)" office:value-type="float" office:value="10696.0161698065" calcext:value-type="float">
            <text:p>10696.0161698065</text:p>
          </table:table-cell>
          <table:table-cell table:number-columns-repeated="3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formula="of:=155000/SQRT([.A211]/30)" office:value-type="float" office:value="10670.6400577335" calcext:value-type="float">
            <text:p>10670.6400577335</text:p>
          </table:table-cell>
          <table:table-cell table:number-columns-repeated="3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formula="of:=155000/SQRT([.A212]/30)" office:value-type="float" office:value="10645.4437060234" calcext:value-type="float">
            <text:p>10645.4437060234</text:p>
          </table:table-cell>
          <table:table-cell table:number-columns-repeated="3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formula="of:=155000/SQRT([.A213]/30)" office:value-type="float" office:value="10620.4250023267" calcext:value-type="float">
            <text:p>10620.4250023267</text:p>
          </table:table-cell>
          <table:table-cell table:number-columns-repeated="3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formula="of:=155000/SQRT([.A214]/30)" office:value-type="float" office:value="10595.5818688823" calcext:value-type="float">
            <text:p>10595.5818688823</text:p>
          </table:table-cell>
          <table:table-cell table:number-columns-repeated="3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formula="of:=155000/SQRT([.A215]/30)" office:value-type="float" office:value="10570.9122617923" calcext:value-type="float">
            <text:p>10570.9122617923</text:p>
          </table:table-cell>
          <table:table-cell table:number-columns-repeated="3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formula="of:=155000/SQRT([.A216]/30)" office:value-type="float" office:value="10546.4141703165" calcext:value-type="float">
            <text:p>10546.4141703165</text:p>
          </table:table-cell>
          <table:table-cell table:number-columns-repeated="3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formula="of:=155000/SQRT([.A217]/30)" office:value-type="float" office:value="10522.085616183" calcext:value-type="float">
            <text:p>10522.085616183</text:p>
          </table:table-cell>
          <table:table-cell table:number-columns-repeated="3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formula="of:=155000/SQRT([.A218]/30)" office:value-type="float" office:value="10497.9246529182" calcext:value-type="float">
            <text:p>10497.9246529182</text:p>
          </table:table-cell>
          <table:table-cell table:number-columns-repeated="3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formula="of:=155000/SQRT([.A219]/30)" office:value-type="float" office:value="10473.929365192" calcext:value-type="float">
            <text:p>10473.929365192</text:p>
          </table:table-cell>
          <table:table-cell table:number-columns-repeated="3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155000/SQRT([.A220]/30)" office:value-type="float" office:value="10450.0978681803" calcext:value-type="float">
            <text:p>10450.0978681803</text:p>
          </table:table-cell>
          <table:table-cell table:number-columns-repeated="3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formula="of:=155000/SQRT([.A221]/30)" office:value-type="float" office:value="10426.4283069428" calcext:value-type="float">
            <text:p>10426.4283069428</text:p>
          </table:table-cell>
          <table:table-cell table:number-columns-repeated="3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formula="of:=155000/SQRT([.A222]/30)" office:value-type="float" office:value="10402.9188558174" calcext:value-type="float">
            <text:p>10402.9188558174</text:p>
          </table:table-cell>
          <table:table-cell table:number-columns-repeated="3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formula="of:=155000/SQRT([.A223]/30)" office:value-type="float" office:value="10379.5677178276" calcext:value-type="float">
            <text:p>10379.5677178276</text:p>
          </table:table-cell>
          <table:table-cell table:number-columns-repeated="3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formula="of:=155000/SQRT([.A224]/30)" office:value-type="float" office:value="10356.3731241064" calcext:value-type="float">
            <text:p>10356.3731241064</text:p>
          </table:table-cell>
          <table:table-cell table:number-columns-repeated="3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155000/SQRT([.A225]/30)" office:value-type="float" office:value="10333.3333333333" calcext:value-type="float">
            <text:p>10333.3333333333</text:p>
          </table:table-cell>
          <table:table-cell table:number-columns-repeated="3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formula="of:=155000/SQRT([.A226]/30)" office:value-type="float" office:value="10310.446631185" calcext:value-type="float">
            <text:p>10310.446631185</text:p>
          </table:table-cell>
          <table:table-cell table:number-columns-repeated="3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formula="of:=155000/SQRT([.A227]/30)" office:value-type="float" office:value="10287.7113297996" calcext:value-type="float">
            <text:p>10287.7113297996</text:p>
          </table:table-cell>
          <table:table-cell table:number-columns-repeated="3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formula="of:=155000/SQRT([.A228]/30)" office:value-type="float" office:value="10265.1257672541" calcext:value-type="float">
            <text:p>10265.1257672541</text:p>
          </table:table-cell>
          <table:table-cell table:number-columns-repeated="3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formula="of:=155000/SQRT([.A229]/30)" office:value-type="float" office:value="10242.6883070539" calcext:value-type="float">
            <text:p>10242.6883070539</text:p>
          </table:table-cell>
          <table:table-cell table:number-columns-repeated="3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155000/SQRT([.A230]/30)" office:value-type="float" office:value="10220.3973376347" calcext:value-type="float">
            <text:p>10220.3973376347</text:p>
          </table:table-cell>
          <table:table-cell table:number-columns-repeated="3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155000/SQRT([.A231]/30)" office:value-type="float" office:value="10198.2512718764" calcext:value-type="float">
            <text:p>10198.2512718764</text:p>
          </table:table-cell>
          <table:table-cell table:number-columns-repeated="3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formula="of:=155000/SQRT([.A232]/30)" office:value-type="float" office:value="10176.2485466285" calcext:value-type="float">
            <text:p>10176.2485466285</text:p>
          </table:table-cell>
          <table:table-cell table:number-columns-repeated="3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formula="of:=155000/SQRT([.A233]/30)" office:value-type="float" office:value="10154.3876222465" calcext:value-type="float">
            <text:p>10154.3876222465</text:p>
          </table:table-cell>
          <table:table-cell table:number-columns-repeated="3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formula="of:=155000/SQRT([.A234]/30)" office:value-type="float" office:value="10132.6669821395" calcext:value-type="float">
            <text:p>10132.6669821395</text:p>
          </table:table-cell>
          <table:table-cell table:number-columns-repeated="3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formula="of:=155000/SQRT([.A235]/30)" office:value-type="float" office:value="10111.0851323284" calcext:value-type="float">
            <text:p>10111.0851323284</text:p>
          </table:table-cell>
          <table:table-cell table:number-columns-repeated="3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formula="of:=155000/SQRT([.A236]/30)" office:value-type="float" office:value="10089.6406010139" calcext:value-type="float">
            <text:p>10089.6406010139</text:p>
          </table:table-cell>
          <table:table-cell table:number-columns-repeated="3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formula="of:=155000/SQRT([.A237]/30)" office:value-type="float" office:value="10068.3319381553" calcext:value-type="float">
            <text:p>10068.3319381553</text:p>
          </table:table-cell>
          <table:table-cell table:number-columns-repeated="3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formula="of:=155000/SQRT([.A238]/30)" office:value-type="float" office:value="10047.1577150586" calcext:value-type="float">
            <text:p>10047.1577150586</text:p>
          </table:table-cell>
          <table:table-cell table:number-columns-repeated="3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155000/SQRT([.A239]/30)" office:value-type="float" office:value="10026.1165239738" calcext:value-type="float">
            <text:p>10026.1165239738</text:p>
          </table:table-cell>
          <table:table-cell table:number-columns-repeated="3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155000/SQRT([.A240]/30)" office:value-type="float" office:value="10005.2069777025" calcext:value-type="float">
            <text:p>10005.2069777025</text:p>
          </table:table-cell>
          <table:table-cell table:number-columns-repeated="3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formula="of:=155000/SQRT([.A241]/30)" office:value-type="float" office:value="9984.42770921288" calcext:value-type="float">
            <text:p>9984.42770921288</text:p>
          </table:table-cell>
          <table:table-cell table:number-columns-repeated="3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formula="of:=155000/SQRT([.A242]/30)" office:value-type="float" office:value="9963.77737126499" calcext:value-type="float">
            <text:p>9963.77737126499</text:p>
          </table:table-cell>
          <table:table-cell table:number-columns-repeated="3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formula="of:=155000/SQRT([.A243]/30)" office:value-type="float" office:value="9943.25463604356" calcext:value-type="float">
            <text:p>9943.25463604356</text:p>
          </table:table-cell>
          <table:table-cell table:number-columns-repeated="3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formula="of:=155000/SQRT([.A244]/30)" office:value-type="float" office:value="9922.85819479944" calcext:value-type="float">
            <text:p>9922.85819479944</text:p>
          </table:table-cell>
          <table:table-cell table:number-columns-repeated="3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formula="of:=155000/SQRT([.A245]/30)" office:value-type="float" office:value="9902.58675749907" calcext:value-type="float">
            <text:p>9902.58675749907</text:p>
          </table:table-cell>
          <table:table-cell table:number-columns-repeated="3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formula="of:=155000/SQRT([.A246]/30)" office:value-type="float" office:value="9882.43905248174" calcext:value-type="float">
            <text:p>9882.43905248174</text:p>
          </table:table-cell>
          <table:table-cell table:number-columns-repeated="3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formula="of:=155000/SQRT([.A247]/30)" office:value-type="float" office:value="9862.41382612456" calcext:value-type="float">
            <text:p>9862.41382612456</text:p>
          </table:table-cell>
          <table:table-cell table:number-columns-repeated="3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formula="of:=155000/SQRT([.A248]/30)" office:value-type="float" office:value="9842.50984251477" calcext:value-type="float">
            <text:p>9842.50984251477</text:p>
          </table:table-cell>
          <table:table-cell table:number-columns-repeated="3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155000/SQRT([.A249]/30)" office:value-type="float" office:value="9822.72588312941" calcext:value-type="float">
            <text:p>9822.72588312941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155000/SQRT([.A250]/30)" office:value-type="float" office:value="9803.06074652198" calcext:value-type="float">
            <text:p>9803.06074652198</text:p>
          </table:table-cell>
          <table:table-cell table:number-columns-repeated="3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formula="of:=155000/SQRT([.A251]/30)" office:value-type="float" office:value="9783.51324801595" calcext:value-type="float">
            <text:p>9783.51324801595</text:p>
          </table:table-cell>
          <table:table-cell table:number-columns-repeated="3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formula="of:=155000/SQRT([.A252]/30)" office:value-type="float" office:value="9764.08221940504" calcext:value-type="float">
            <text:p>9764.08221940504</text:p>
          </table:table-cell>
          <table:table-cell table:number-columns-repeated="3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formula="of:=155000/SQRT([.A253]/30)" office:value-type="float" office:value="9744.76650865994" calcext:value-type="float">
            <text:p>9744.76650865994</text:p>
          </table:table-cell>
          <table:table-cell table:number-columns-repeated="3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formula="of:=155000/SQRT([.A254]/30)" office:value-type="float" office:value="9725.56497964146" calcext:value-type="float">
            <text:p>9725.56497964146</text:p>
          </table:table-cell>
          <table:table-cell table:number-columns-repeated="3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formula="of:=155000/SQRT([.A255]/30)" office:value-type="float" office:value="9706.47651181982" calcext:value-type="float">
            <text:p>9706.47651181982</text:p>
          </table:table-cell>
          <table:table-cell table:number-columns-repeated="3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formula="of:=155000/SQRT([.A256]/30)" office:value-type="float" office:value="9687.5" calcext:value-type="float">
            <text:p>9687.5</text:p>
          </table:table-cell>
          <table:table-cell table:number-columns-repeated="3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formula="of:=155000/SQRT([.A257]/30)" office:value-type="float" office:value="9668.63435405298" calcext:value-type="float">
            <text:p>9668.63435405298</text:p>
          </table:table-cell>
          <table:table-cell table:number-columns-repeated="3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formula="of:=155000/SQRT([.A258]/30)" office:value-type="float" office:value="9649.8784986527" calcext:value-type="float">
            <text:p>9649.8784986527</text:p>
          </table:table-cell>
          <table:table-cell table:number-columns-repeated="3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formula="of:=155000/SQRT([.A259]/30)" office:value-type="float" office:value="9631.2313730186" calcext:value-type="float">
            <text:p>9631.2313730186</text:p>
          </table:table-cell>
          <table:table-cell table:number-columns-repeated="3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formula="of:=155000/SQRT([.A260]/30)" office:value-type="float" office:value="9612.69193066366" calcext:value-type="float">
            <text:p>9612.69193066366</text:p>
          </table:table-cell>
          <table:table-cell table:number-columns-repeated="3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formula="of:=155000/SQRT([.A261]/30)" office:value-type="float" office:value="9594.25913914768" calcext:value-type="float">
            <text:p>9594.25913914768</text:p>
          </table:table-cell>
          <table:table-cell table:number-columns-repeated="3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formula="of:=155000/SQRT([.A262]/30)" office:value-type="float" office:value="9575.93197983584" calcext:value-type="float">
            <text:p>9575.93197983584</text:p>
          </table:table-cell>
          <table:table-cell table:number-columns-repeated="3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formula="of:=155000/SQRT([.A263]/30)" office:value-type="float" office:value="9557.70944766222" calcext:value-type="float">
            <text:p>9557.70944766222</text:p>
          </table:table-cell>
          <table:table-cell table:number-columns-repeated="3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formula="of:=155000/SQRT([.A264]/30)" office:value-type="float" office:value="9539.59055089829" calcext:value-type="float">
            <text:p>9539.59055089829</text:p>
          </table:table-cell>
          <table:table-cell table:number-columns-repeated="3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formula="of:=155000/SQRT([.A265]/30)" office:value-type="float" office:value="9521.57431092624" calcext:value-type="float">
            <text:p>9521.57431092624</text:p>
          </table:table-cell>
          <table:table-cell table:number-columns-repeated="3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formula="of:=155000/SQRT([.A266]/30)" office:value-type="float" office:value="9503.65976201697" calcext:value-type="float">
            <text:p>9503.65976201697</text:p>
          </table:table-cell>
          <table:table-cell table:number-columns-repeated="3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formula="of:=155000/SQRT([.A267]/30)" office:value-type="float" office:value="9485.84595111262" calcext:value-type="float">
            <text:p>9485.84595111262</text:p>
          </table:table-cell>
          <table:table-cell table:number-columns-repeated="3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formula="of:=155000/SQRT([.A268]/30)" office:value-type="float" office:value="9468.13193761365" calcext:value-type="float">
            <text:p>9468.13193761365</text:p>
          </table:table-cell>
          <table:table-cell table:number-columns-repeated="3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formula="of:=155000/SQRT([.A269]/30)" office:value-type="float" office:value="9450.51679317023" calcext:value-type="float">
            <text:p>9450.51679317023</text:p>
          </table:table-cell>
          <table:table-cell table:number-columns-repeated="3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formula="of:=155000/SQRT([.A270]/30)" office:value-type="float" office:value="9432.99960147786" calcext:value-type="float">
            <text:p>9432.99960147786</text:p>
          </table:table-cell>
          <table:table-cell table:number-columns-repeated="3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formula="of:=155000/SQRT([.A271]/30)" office:value-type="float" office:value="9415.5794580772" calcext:value-type="float">
            <text:p>9415.5794580772</text:p>
          </table:table-cell>
          <table:table-cell table:number-columns-repeated="3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formula="of:=155000/SQRT([.A272]/30)" office:value-type="float" office:value="9398.2554701579" calcext:value-type="float">
            <text:p>9398.2554701579</text:p>
          </table:table-cell>
          <table:table-cell table:number-columns-repeated="3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formula="of:=155000/SQRT([.A273]/30)" office:value-type="float" office:value="9381.02675636644" calcext:value-type="float">
            <text:p>9381.02675636644</text:p>
          </table:table-cell>
          <table:table-cell table:number-columns-repeated="3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formula="of:=155000/SQRT([.A274]/30)" office:value-type="float" office:value="9363.89244661774" calcext:value-type="float">
            <text:p>9363.89244661774</text:p>
          </table:table-cell>
          <table:table-cell table:number-columns-repeated="3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formula="of:=155000/SQRT([.A275]/30)" office:value-type="float" office:value="9346.85168191067" calcext:value-type="float">
            <text:p>9346.85168191067</text:p>
          </table:table-cell>
          <table:table-cell table:number-columns-repeated="3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formula="of:=155000/SQRT([.A276]/30)" office:value-type="float" office:value="9329.90361414711" calcext:value-type="float">
            <text:p>9329.90361414711</text:p>
          </table:table-cell>
          <table:table-cell table:number-columns-repeated="3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formula="of:=155000/SQRT([.A277]/30)" office:value-type="float" office:value="9313.0474059547" calcext:value-type="float">
            <text:p>9313.0474059547</text:p>
          </table:table-cell>
          <table:table-cell table:number-columns-repeated="3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formula="of:=155000/SQRT([.A278]/30)" office:value-type="float" office:value="9296.28223051304" calcext:value-type="float">
            <text:p>9296.28223051304</text:p>
          </table:table-cell>
          <table:table-cell table:number-columns-repeated="3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formula="of:=155000/SQRT([.A279]/30)" office:value-type="float" office:value="9279.60727138337" calcext:value-type="float">
            <text:p>9279.60727138337</text:p>
          </table:table-cell>
          <table:table-cell table:number-columns-repeated="3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formula="of:=155000/SQRT([.A280]/30)" office:value-type="float" office:value="9263.02172234155" calcext:value-type="float">
            <text:p>9263.02172234155</text:p>
          </table:table-cell>
          <table:table-cell table:number-columns-repeated="3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formula="of:=155000/SQRT([.A281]/30)" office:value-type="float" office:value="9246.52478721435" calcext:value-type="float">
            <text:p>9246.52478721435</text:p>
          </table:table-cell>
          <table:table-cell table:number-columns-repeated="3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formula="of:=155000/SQRT([.A282]/30)" office:value-type="float" office:value="9230.11567971891" calcext:value-type="float">
            <text:p>9230.11567971891</text:p>
          </table:table-cell>
          <table:table-cell table:number-columns-repeated="3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formula="of:=155000/SQRT([.A283]/30)" office:value-type="float" office:value="9213.79362330534" calcext:value-type="float">
            <text:p>9213.79362330534</text:p>
          </table:table-cell>
          <table:table-cell table:number-columns-repeated="3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formula="of:=155000/SQRT([.A284]/30)" office:value-type="float" office:value="9197.55785100236" calcext:value-type="float">
            <text:p>9197.55785100236</text:p>
          </table:table-cell>
          <table:table-cell table:number-columns-repeated="3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formula="of:=155000/SQRT([.A285]/30)" office:value-type="float" office:value="9181.40760526593" calcext:value-type="float">
            <text:p>9181.40760526593</text:p>
          </table:table-cell>
          <table:table-cell table:number-columns-repeated="3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formula="of:=155000/SQRT([.A286]/30)" office:value-type="float" office:value="9165.34213783078" calcext:value-type="float">
            <text:p>9165.34213783078</text:p>
          </table:table-cell>
          <table:table-cell table:number-columns-repeated="3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formula="of:=155000/SQRT([.A287]/30)" office:value-type="float" office:value="9149.36070956481" calcext:value-type="float">
            <text:p>9149.36070956481</text:p>
          </table:table-cell>
          <table:table-cell table:number-columns-repeated="3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formula="of:=155000/SQRT([.A288]/30)" office:value-type="float" office:value="9133.46259032624" calcext:value-type="float">
            <text:p>9133.46259032624</text:p>
          </table:table-cell>
          <table:table-cell table:number-columns-repeated="3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formula="of:=155000/SQRT([.A289]/30)" office:value-type="float" office:value="9117.64705882353" calcext:value-type="float">
            <text:p>9117.64705882353</text:p>
          </table:table-cell>
          <table:table-cell table:number-columns-repeated="3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formula="of:=155000/SQRT([.A290]/30)" office:value-type="float" office:value="9101.9134024779" calcext:value-type="float">
            <text:p>9101.9134024779</text:p>
          </table:table-cell>
          <table:table-cell table:number-columns-repeated="3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formula="of:=155000/SQRT([.A291]/30)" office:value-type="float" office:value="9086.26091728851" calcext:value-type="float">
            <text:p>9086.26091728851</text:p>
          </table:table-cell>
          <table:table-cell table:number-columns-repeated="3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formula="of:=155000/SQRT([.A292]/30)" office:value-type="float" office:value="9070.68890770012" calcext:value-type="float">
            <text:p>9070.68890770012</text:p>
          </table:table-cell>
          <table:table-cell table:number-columns-repeated="3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formula="of:=155000/SQRT([.A293]/30)" office:value-type="float" office:value="9055.19668647328" calcext:value-type="float">
            <text:p>9055.19668647328</text:p>
          </table:table-cell>
          <table:table-cell table:number-columns-repeated="3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formula="of:=155000/SQRT([.A294]/30)" office:value-type="float" office:value="9039.78357455697" calcext:value-type="float">
            <text:p>9039.78357455697</text:p>
          </table:table-cell>
          <table:table-cell table:number-columns-repeated="3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formula="of:=155000/SQRT([.A295]/30)" office:value-type="float" office:value="9024.44890096352" calcext:value-type="float">
            <text:p>9024.44890096352</text:p>
          </table:table-cell>
          <table:table-cell table:number-columns-repeated="3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formula="of:=155000/SQRT([.A296]/30)" office:value-type="float" office:value="9009.19200264599" calcext:value-type="float">
            <text:p>9009.19200264599</text:p>
          </table:table-cell>
          <table:table-cell table:number-columns-repeated="3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formula="of:=155000/SQRT([.A297]/30)" office:value-type="float" office:value="8994.01222437772" calcext:value-type="float">
            <text:p>8994.01222437772</text:p>
          </table:table-cell>
          <table:table-cell table:number-columns-repeated="3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formula="of:=155000/SQRT([.A298]/30)" office:value-type="float" office:value="8978.90891863413" calcext:value-type="float">
            <text:p>8978.90891863413</text:p>
          </table:table-cell>
          <table:table-cell table:number-columns-repeated="3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formula="of:=155000/SQRT([.A299]/30)" office:value-type="float" office:value="8963.88144547672" calcext:value-type="float">
            <text:p>8963.88144547672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155000/SQRT([.A300]/30)" office:value-type="float" office:value="8948.9291724392" calcext:value-type="float">
            <text:p>8948.9291724392</text:p>
          </table:table-cell>
          <table:table-cell table:number-columns-repeated="3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formula="of:=155000/SQRT([.A301]/30)" office:value-type="float" office:value="8934.05147441564" calcext:value-type="float">
            <text:p>8934.05147441564</text:p>
          </table:table-cell>
          <table:table-cell table:number-columns-repeated="3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formula="of:=155000/SQRT([.A302]/30)" office:value-type="float" office:value="8919.24773355076" calcext:value-type="float">
            <text:p>8919.24773355076</text:p>
          </table:table-cell>
          <table:table-cell table:number-columns-repeated="3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formula="of:=155000/SQRT([.A303]/30)" office:value-type="float" office:value="8904.5173391321" calcext:value-type="float">
            <text:p>8904.5173391321</text:p>
          </table:table-cell>
          <table:table-cell table:number-columns-repeated="3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formula="of:=155000/SQRT([.A304]/30)" office:value-type="float" office:value="8889.85968748427" calcext:value-type="float">
            <text:p>8889.85968748427</text:p>
          </table:table-cell>
          <table:table-cell table:number-columns-repeated="3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formula="of:=155000/SQRT([.A305]/30)" office:value-type="float" office:value="8875.27418186496" calcext:value-type="float">
            <text:p>8875.27418186496</text:p>
          </table:table-cell>
          <table:table-cell table:number-columns-repeated="3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formula="of:=155000/SQRT([.A306]/30)" office:value-type="float" office:value="8860.76023236296" calcext:value-type="float">
            <text:p>8860.76023236296</text:p>
          </table:table-cell>
          <table:table-cell table:number-columns-repeated="3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formula="of:=155000/SQRT([.A307]/30)" office:value-type="float" office:value="8846.31725579792" calcext:value-type="float">
            <text:p>8846.31725579792</text:p>
          </table:table-cell>
          <table:table-cell table:number-columns-repeated="3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formula="of:=155000/SQRT([.A308]/30)" office:value-type="float" office:value="8831.94467562194" calcext:value-type="float">
            <text:p>8831.94467562194</text:p>
          </table:table-cell>
          <table:table-cell table:number-columns-repeated="3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formula="of:=155000/SQRT([.A309]/30)" office:value-type="float" office:value="8817.6419218229" calcext:value-type="float">
            <text:p>8817.6419218229</text:p>
          </table:table-cell>
          <table:table-cell table:number-columns-repeated="3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formula="of:=155000/SQRT([.A310]/30)" office:value-type="float" office:value="8803.4084308295" calcext:value-type="float">
            <text:p>8803.4084308295</text:p>
          </table:table-cell>
          <table:table-cell table:number-columns-repeated="3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formula="of:=155000/SQRT([.A311]/30)" office:value-type="float" office:value="8789.24364541801" calcext:value-type="float">
            <text:p>8789.24364541801</text:p>
          </table:table-cell>
          <table:table-cell table:number-columns-repeated="3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formula="of:=155000/SQRT([.A312]/30)" office:value-type="float" office:value="8775.14701462062" calcext:value-type="float">
            <text:p>8775.14701462062</text:p>
          </table:table-cell>
          <table:table-cell table:number-columns-repeated="3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formula="of:=155000/SQRT([.A313]/30)" office:value-type="float" office:value="8761.11799363543" calcext:value-type="float">
            <text:p>8761.11799363543</text:p>
          </table:table-cell>
          <table:table-cell table:number-columns-repeated="3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formula="of:=155000/SQRT([.A314]/30)" office:value-type="float" office:value="8747.15604373806" calcext:value-type="float">
            <text:p>8747.15604373806</text:p>
          </table:table-cell>
          <table:table-cell table:number-columns-repeated="3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formula="of:=155000/SQRT([.A315]/30)" office:value-type="float" office:value="8733.26063219467" calcext:value-type="float">
            <text:p>8733.26063219467</text:p>
          </table:table-cell>
          <table:table-cell table:number-columns-repeated="3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formula="of:=155000/SQRT([.A316]/30)" office:value-type="float" office:value="8719.43123217669" calcext:value-type="float">
            <text:p>8719.43123217669</text:p>
          </table:table-cell>
          <table:table-cell table:number-columns-repeated="3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formula="of:=155000/SQRT([.A317]/30)" office:value-type="float" office:value="8705.66732267682" calcext:value-type="float">
            <text:p>8705.66732267682</text:p>
          </table:table-cell>
          <table:table-cell table:number-columns-repeated="3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formula="of:=155000/SQRT([.A318]/30)" office:value-type="float" office:value="8691.96838842669" calcext:value-type="float">
            <text:p>8691.96838842669</text:p>
          </table:table-cell>
          <table:table-cell table:number-columns-repeated="3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formula="of:=155000/SQRT([.A319]/30)" office:value-type="float" office:value="8678.33391981574" calcext:value-type="float">
            <text:p>8678.33391981574</text:p>
          </table:table-cell>
          <table:table-cell table:number-columns-repeated="3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155000/SQRT([.A320]/30)" office:value-type="float" office:value="8664.76341281168" calcext:value-type="float">
            <text:p>8664.76341281168</text:p>
          </table:table-cell>
          <table:table-cell table:number-columns-repeated="3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formula="of:=155000/SQRT([.A321]/30)" office:value-type="float" office:value="8651.25636888219" calcext:value-type="float">
            <text:p>8651.25636888219</text:p>
          </table:table-cell>
          <table:table-cell table:number-columns-repeated="3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formula="of:=155000/SQRT([.A322]/30)" office:value-type="float" office:value="8637.81229491797" calcext:value-type="float">
            <text:p>8637.81229491797</text:p>
          </table:table-cell>
          <table:table-cell table:number-columns-repeated="3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formula="of:=155000/SQRT([.A323]/30)" office:value-type="float" office:value="8624.43070315719" calcext:value-type="float">
            <text:p>8624.43070315719</text:p>
          </table:table-cell>
          <table:table-cell table:number-columns-repeated="3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formula="of:=155000/SQRT([.A324]/30)" office:value-type="float" office:value="8611.11111111111" calcext:value-type="float">
            <text:p>8611.11111111111</text:p>
          </table:table-cell>
          <table:table-cell table:number-columns-repeated="3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formula="of:=155000/SQRT([.A325]/30)" office:value-type="float" office:value="8597.85304149105" calcext:value-type="float">
            <text:p>8597.85304149105</text:p>
          </table:table-cell>
          <table:table-cell table:number-columns-repeated="3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formula="of:=155000/SQRT([.A326]/30)" office:value-type="float" office:value="8584.65602213652" calcext:value-type="float">
            <text:p>8584.65602213652</text:p>
          </table:table-cell>
          <table:table-cell table:number-columns-repeated="3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formula="of:=155000/SQRT([.A327]/30)" office:value-type="float" office:value="8571.51958594463" calcext:value-type="float">
            <text:p>8571.51958594463</text:p>
          </table:table-cell>
          <table:table-cell table:number-columns-repeated="3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formula="of:=155000/SQRT([.A328]/30)" office:value-type="float" office:value="8558.44327080061" calcext:value-type="float">
            <text:p>8558.44327080061</text:p>
          </table:table-cell>
          <table:table-cell table:number-columns-repeated="3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formula="of:=155000/SQRT([.A329]/30)" office:value-type="float" office:value="8545.42661950956" calcext:value-type="float">
            <text:p>8545.42661950956</text:p>
          </table:table-cell>
          <table:table-cell table:number-columns-repeated="3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formula="of:=155000/SQRT([.A330]/30)" office:value-type="float" office:value="8532.46917972929" calcext:value-type="float">
            <text:p>8532.46917972929</text:p>
          </table:table-cell>
          <table:table-cell table:number-columns-repeated="3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formula="of:=155000/SQRT([.A331]/30)" office:value-type="float" office:value="8519.57050390435" calcext:value-type="float">
            <text:p>8519.57050390435</text:p>
          </table:table-cell>
          <table:table-cell table:number-columns-repeated="3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formula="of:=155000/SQRT([.A332]/30)" office:value-type="float" office:value="8506.730149201" calcext:value-type="float">
            <text:p>8506.730149201</text:p>
          </table:table-cell>
          <table:table-cell table:number-columns-repeated="3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formula="of:=155000/SQRT([.A333]/30)" office:value-type="float" office:value="8493.94767744346" calcext:value-type="float">
            <text:p>8493.94767744346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table:formula="of:=155000/SQRT([.A334]/30)" office:value-type="float" office:value="8481.22265505103" calcext:value-type="float">
            <text:p>8481.22265505103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table:formula="of:=155000/SQRT([.A335]/30)" office:value-type="float" office:value="8468.55465297637" calcext:value-type="float">
            <text:p>8468.55465297637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table:formula="of:=155000/SQRT([.A336]/30)" office:value-type="float" office:value="8455.94324664471" calcext:value-type="float">
            <text:p>8455.94324664471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formula="of:=155000/SQRT([.A337]/30)" office:value-type="float" office:value="8443.38801589407" calcext:value-type="float">
            <text:p>8443.38801589407</text:p>
          </table:table-cell>
          <table:table-cell table:number-columns-repeated="3"/>
        </table:table-row>
        <table:table-row table:style-name="ro1">
          <table:table-cell office:value-type="float" office:value="10140" calcext:value-type="float">
            <text:p>10140</text:p>
          </table:table-cell>
          <table:table-cell table:formula="of:=155000/SQRT([.A338]/30)" office:value-type="float" office:value="8430.88854491653" calcext:value-type="float">
            <text:p>8430.88854491653</text:p>
          </table:table-cell>
          <table:table-cell table:number-columns-repeated="3"/>
        </table:table-row>
        <table:table-row table:style-name="ro1">
          <table:table-cell office:value-type="float" office:value="10170" calcext:value-type="float">
            <text:p>10170</text:p>
          </table:table-cell>
          <table:table-cell table:formula="of:=155000/SQRT([.A339]/30)" office:value-type="float" office:value="8418.44442220031" calcext:value-type="float">
            <text:p>8418.44442220031</text:p>
          </table:table-cell>
          <table:table-cell table:number-columns-repeated="3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formula="of:=155000/SQRT([.A340]/30)" office:value-type="float" office:value="8406.05524047293" calcext:value-type="float">
            <text:p>8406.05524047293</text:p>
          </table:table-cell>
          <table:table-cell table:number-columns-repeated="3"/>
        </table:table-row>
        <table:table-row table:style-name="ro1">
          <table:table-cell office:value-type="float" office:value="10230" calcext:value-type="float">
            <text:p>10230</text:p>
          </table:table-cell>
          <table:table-cell table:formula="of:=155000/SQRT([.A341]/30)" office:value-type="float" office:value="8393.72059664518" calcext:value-type="float">
            <text:p>8393.72059664518</text:p>
          </table:table-cell>
          <table:table-cell table:number-columns-repeated="3"/>
        </table:table-row>
        <table:table-row table:style-name="ro1">
          <table:table-cell office:value-type="float" office:value="10260" calcext:value-type="float">
            <text:p>10260</text:p>
          </table:table-cell>
          <table:table-cell table:formula="of:=155000/SQRT([.A342]/30)" office:value-type="float" office:value="8381.44009175607" calcext:value-type="float">
            <text:p>8381.44009175607</text:p>
          </table:table-cell>
          <table:table-cell table:number-columns-repeated="3"/>
        </table:table-row>
        <table:table-row table:style-name="ro1">
          <table:table-cell office:value-type="float" office:value="10290" calcext:value-type="float">
            <text:p>10290</text:p>
          </table:table-cell>
          <table:table-cell table:formula="of:=155000/SQRT([.A343]/30)" office:value-type="float" office:value="8369.2133309186" calcext:value-type="float">
            <text:p>8369.2133309186</text:p>
          </table:table-cell>
          <table:table-cell table:number-columns-repeated="3"/>
        </table:table-row>
        <table:table-row table:style-name="ro1">
          <table:table-cell office:value-type="float" office:value="10320" calcext:value-type="float">
            <text:p>10320</text:p>
          </table:table-cell>
          <table:table-cell table:formula="of:=155000/SQRT([.A344]/30)" office:value-type="float" office:value="8357.03992326648" calcext:value-type="float">
            <text:p>8357.03992326648</text:p>
          </table:table-cell>
          <table:table-cell table:number-columns-repeated="3"/>
        </table:table-row>
        <table:table-row table:style-name="ro1">
          <table:table-cell office:value-type="float" office:value="10350" calcext:value-type="float">
            <text:p>10350</text:p>
          </table:table-cell>
          <table:table-cell table:formula="of:=155000/SQRT([.A345]/30)" office:value-type="float" office:value="8344.91948190157" calcext:value-type="float">
            <text:p>8344.91948190157</text:p>
          </table:table-cell>
          <table:table-cell table:number-columns-repeated="3"/>
        </table:table-row>
        <table:table-row table:style-name="ro1">
          <table:table-cell office:value-type="float" office:value="10380" calcext:value-type="float">
            <text:p>10380</text:p>
          </table:table-cell>
          <table:table-cell table:formula="of:=155000/SQRT([.A346]/30)" office:value-type="float" office:value="8332.85162384229" calcext:value-type="float">
            <text:p>8332.85162384229</text:p>
          </table:table-cell>
          <table:table-cell table:number-columns-repeated="3"/>
        </table:table-row>
        <table:table-row table:style-name="ro1">
          <table:table-cell office:value-type="float" office:value="10410" calcext:value-type="float">
            <text:p>10410</text:p>
          </table:table-cell>
          <table:table-cell table:formula="of:=155000/SQRT([.A347]/30)" office:value-type="float" office:value="8320.83596997279" calcext:value-type="float">
            <text:p>8320.83596997279</text:p>
          </table:table-cell>
          <table:table-cell table:number-columns-repeated="3"/>
        </table:table-row>
        <table:table-row table:style-name="ro1">
          <table:table-cell office:value-type="float" office:value="10440" calcext:value-type="float">
            <text:p>10440</text:p>
          </table:table-cell>
          <table:table-cell table:formula="of:=155000/SQRT([.A348]/30)" office:value-type="float" office:value="8308.87214499291" calcext:value-type="float">
            <text:p>8308.87214499291</text:p>
          </table:table-cell>
          <table:table-cell table:number-columns-repeated="3"/>
        </table:table-row>
        <table:table-row table:style-name="ro1">
          <table:table-cell office:value-type="float" office:value="10470" calcext:value-type="float">
            <text:p>10470</text:p>
          </table:table-cell>
          <table:table-cell table:formula="of:=155000/SQRT([.A349]/30)" office:value-type="float" office:value="8296.95977736893" calcext:value-type="float">
            <text:p>8296.95977736893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formula="of:=155000/SQRT([.A350]/30)" office:value-type="float" office:value="8285.09849928516" calcext:value-type="float">
            <text:p>8285.09849928516</text:p>
          </table:table-cell>
          <table:table-cell table:number-columns-repeated="3"/>
        </table:table-row>
        <table:table-row table:style-name="ro1">
          <table:table-cell office:value-type="float" office:value="10530" calcext:value-type="float">
            <text:p>10530</text:p>
          </table:table-cell>
          <table:table-cell table:formula="of:=155000/SQRT([.A351]/30)" office:value-type="float" office:value="8273.28794659617" calcext:value-type="float">
            <text:p>8273.28794659617</text:p>
          </table:table-cell>
          <table:table-cell table:number-columns-repeated="3"/>
        </table:table-row>
        <table:table-row table:style-name="ro1">
          <table:table-cell office:value-type="float" office:value="10560" calcext:value-type="float">
            <text:p>10560</text:p>
          </table:table-cell>
          <table:table-cell table:formula="of:=155000/SQRT([.A352]/30)" office:value-type="float" office:value="8261.5277587799" calcext:value-type="float">
            <text:p>8261.5277587799</text:p>
          </table:table-cell>
          <table:table-cell table:number-columns-repeated="3"/>
        </table:table-row>
        <table:table-row table:style-name="ro1">
          <table:table-cell office:value-type="float" office:value="10590" calcext:value-type="float">
            <text:p>10590</text:p>
          </table:table-cell>
          <table:table-cell table:formula="of:=155000/SQRT([.A353]/30)" office:value-type="float" office:value="8249.81757889142" calcext:value-type="float">
            <text:p>8249.81757889142</text:p>
          </table:table-cell>
          <table:table-cell table:number-columns-repeated="3"/>
        </table:table-row>
        <table:table-row table:style-name="ro1">
          <table:table-cell office:value-type="float" office:value="10620" calcext:value-type="float">
            <text:p>10620</text:p>
          </table:table-cell>
          <table:table-cell table:formula="of:=155000/SQRT([.A354]/30)" office:value-type="float" office:value="8238.15705351738" calcext:value-type="float">
            <text:p>8238.15705351738</text:p>
          </table:table-cell>
          <table:table-cell table:number-columns-repeated="3"/>
        </table:table-row>
        <table:table-row table:style-name="ro1">
          <table:table-cell office:value-type="float" office:value="10650" calcext:value-type="float">
            <text:p>10650</text:p>
          </table:table-cell>
          <table:table-cell table:formula="of:=155000/SQRT([.A355]/30)" office:value-type="float" office:value="8226.54583273127" calcext:value-type="float">
            <text:p>8226.54583273127</text:p>
          </table:table-cell>
          <table:table-cell table:number-columns-repeated="3"/>
        </table:table-row>
        <table:table-row table:style-name="ro1">
          <table:table-cell office:value-type="float" office:value="10680" calcext:value-type="float">
            <text:p>10680</text:p>
          </table:table-cell>
          <table:table-cell table:formula="of:=155000/SQRT([.A356]/30)" office:value-type="float" office:value="8214.98357004929" calcext:value-type="float">
            <text:p>8214.98357004929</text:p>
          </table:table-cell>
          <table:table-cell table:number-columns-repeated="3"/>
        </table:table-row>
        <table:table-row table:style-name="ro1">
          <table:table-cell office:value-type="float" office:value="10710" calcext:value-type="float">
            <text:p>10710</text:p>
          </table:table-cell>
          <table:table-cell table:formula="of:=155000/SQRT([.A357]/30)" office:value-type="float" office:value="8203.46992238693" calcext:value-type="float">
            <text:p>8203.4699223869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8:11:26.509915878</meta:creation-date>
    <dc:date>2024-04-17T08:46:43.223665387</dc:date>
    <meta:editing-duration>PT28M31S</meta:editing-duration>
    <meta:editing-cycles>7</meta:editing-cycles>
    <meta:generator>LibreOffice/7.3.7.2$Linux_X86_64 LibreOffice_project/30$Build-2</meta:generator>
    <meta:document-statistic meta:table-count="1" meta:cell-count="748" meta:object-count="0"/>
  </office:meta>
</office:document-meta>
</file>